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-group>
          <table:table-row table:style-name="ro1">
            <table:table-cell office:value-type="string" calcext:value-type="string">
              <text:p>Fichiers internes</text:p>
            </table:table-cell>
            <table:table-cell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0" calcext:value-type="float">
              <text:p>0</text:p>
            </table:table-cell>
          </table:table-row>
        </table:table-row-group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3:48:03.717018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24T14:15:03.030105429</dc:date>
    <meta:editing-duration>PT13M20S</meta:editing-duration>
    <meta:editing-cycles>5</meta:editing-cycles>
    <meta:generator>LibreOffice/24.2.7.2$Linux_X86_64 LibreOffice_project/420$Build-2</meta:generator>
    <meta:document-statistic meta:table-count="4" meta:cell-count="58" meta:object-count="0"/>
  </office:meta>
</office:document-meta>
</file>